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2pt" style:font-size-asian="22pt" style:font-name-complex="Times New Roman1" style:font-size-complex="22pt"/>
    </style:style>
    <style:style style:name="P2" style:family="paragraph" style:parent-style-name="Standard">
      <style:paragraph-properties fo:text-align="center" style:justify-single-word="false"/>
      <style:text-properties style:font-name="Times New Roman" fo:font-size="22pt" style:font-size-asian="22pt" style:font-name-complex="Times New Roman1" style:font-size-complex="22pt"/>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text-properties style:font-name="Times New Roman" fo:font-size="12pt" style:font-size-asian="12pt" style:font-name-complex="Times New Roman1" style:font-size-complex="12pt"/>
    </style:style>
    <style:style style:name="P5" style:family="paragraph" style:parent-style-name="Standard">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style:text-properties fo:font-size="12pt" style:font-size-asian="12pt" style:font-size-complex="12pt"/>
    </style:style>
    <style:style style:name="P8" style:family="paragraph" style:parent-style-name="Standard">
      <style:paragraph-properties fo:margin-top="0in" fo:margin-bottom="0in" fo:break-before="page"/>
    </style:style>
    <style:style style:name="P9" style:family="paragraph" style:parent-style-name="Standard">
      <style:paragraph-properties fo:margin-left="0.5in" fo:margin-right="0in" fo:margin-top="0in" fo:margin-bottom="0in" fo:text-indent="0.5in" style:auto-text-indent="fals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footnote_20_text" style:master-page-name="Converted1">
      <style:paragraph-properties style:page-number="auto"/>
    </style:style>
    <style:style style:name="P12" style:family="paragraph" style:parent-style-name="footnote_20_text" style:master-page-name="Converted2">
      <style:paragraph-properties style:page-number="auto"/>
    </style:style>
    <style:style style:name="T1" style:family="text">
      <style:text-properties style:font-name="Times New Roman" style:font-name-complex="Times New Roman1"/>
    </style:style>
    <style:style style:name="T2" style:family="text">
      <style:text-properties style:font-name="Times New Roman" fo:font-size="22pt" style:font-size-asian="22pt" style:font-name-complex="Times New Roman1" style:font-size-complex="22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language="en" fo:country="US"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 style:family="text">
      <style:text-properties fo:language="en" fo:country="US"/>
    </style:style>
    <style:style style:name="T8" style:family="text">
      <style:text-properties fo:language="nb" fo:country="NO"/>
    </style:style>
    <style:style style:name="T9" style:family="text">
      <style:text-properties fo:language="nb" fo:country="NO" fo:font-style="italic" style:font-style-asian="italic" style:font-style-complex="italic"/>
    </style:style>
    <style:style style:name="T10" style:family="text">
      <style:text-properties fo:language="nb" fo:country="NO" fo:font-style="normal" style:font-style-asian="normal" style:font-style-complex="normal"/>
    </style:style>
    <style:style style:name="T1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CE101 Précis Assignment</text:span></text:p>
      <text:p text:style-name="P2"/>
      <text:p text:style-name="Standard"><text:span text:style-name="T3">Name:</text:span></text:p>
      <text:p text:style-name="Standard"><text:span text:style-name="T3">Registration Number:</text:span></text:p>
      <text:p text:style-name="Standard"><text:span text:style-name="T3">Article Used: 1-10</text:span></text:p>
      <text:p text:style-name="P6"><text:span text:style-name="T3">Contents:<text:tab/></text:span></text:p>
      <text:p text:style-name="P9"><text:span text:style-name="T3">1. The Précis (??</text:span><text:note text:id="ftn1" text:note-class="footnote"><text:note-citation>1</text:note-citation><text:note-body><text:p text:style-name="P11"><text:span text:style-name="footnote_20_reference"><text:span text:style-name="T1"/></text:span><text:span text:style-name="T1"> </text:span><text:span text:style-name="T4">Replace with the word count for your précis. The guide is 1000 words</text:span></text:p></text:note-body></text:note><text:span text:style-name="T3"> words)</text:span></text:p>
      <text:p text:style-name="P6"><text:span text:style-name="T3"><text:tab/><text:tab/>2. The Reflective Statement (??</text:span><text:note text:id="ftn2" text:note-class="footnote"><text:note-citation>2</text:note-citation><text:note-body><text:p text:style-name="P12"><text:span text:style-name="footnote_20_reference"><text:span text:style-name="T1"/></text:span><text:span text:style-name="T1"> </text:span><text:span text:style-name="T4">Replace with word count for your reflective statement. The guide is 500 words.</text:span></text:p></text:note-body></text:note><text:span text:style-name="T3"> words)</text:span></text:p>
      <text:p text:style-name="P3"/>
      <text:p text:style-name="P8"><text:span text:style-name="T6">Précis</text:span></text:p>
      <text:p text:style-name="P1"/>
      <text:p text:style-name="Standard"><text:span text:style-name="T5">For this assignment I have chosen to study the article describing procedurally generated cities.</text:span></text:p>
      <text:p text:style-name="Standard"><text:span text:style-name="T5">The article introduces by describing the need and usefulness of procedurally generated cities. The main argument promoted is lower time consumption from city modellers and level designers in game- and visualization computing. It argues that large and realistic models are on the rise and as such modelling costs can be vastly reduced by having cities generated as opposed to modelled manually. Furthermore the introduction goes on to describe how the generation techniques employed are pseudo-random while lastly giving a simplified overview of the steps in the procedure.</text:span></text:p>
      <text:p text:style-name="Standard"><text:span text:style-name="T5">In the second section of the article related work and research are discussed. It notes that there are other options in terms of how to (pseudo)randomly generate cities than the approach taken by the authors but with varying degrees of efficiency. An historical overview of other attempts and approaches to modelling cities automatically, not necessarily procedurally, is given while accrediting people who first showed how the various complicated aspects of city generation can be done.</text:span></text:p>
      <text:p text:style-name="Standard"><text:span text:style-name="T5">It is in the third section that the article first gets technical. Divided into three sub-chapters, this section goes on to describe separate theoretical aspects of the city generation. In the first section the algorithm determining street division is discussed, which is essentially how streets and road networks are generated. It explains how polygons, which form one half of a street each, are recursively generated, divided and then organized into a tree structure. The polygon division employs either of two algorithms made by the authors. This sub-section ends by explaining how changing between the two algorithms allow for flexibility in terms of what kind of city the user wishes to generate in terms of organization (grid city like New York or more organically evolved street networks commonly found in older cities). In the second sub-section of the article sampling</text:span><text:bookmark text:name="_GoBack"/><text:span text:style-name="T5"> of road networks is discussed. Some mathematical formulas on calculating polygon precision in corners and edges are shown as well as a very explicitly stating how these formulas guarantee no gaps between the polygons themselves. Furthermore the placement of buildings, houses and other urban structures within the polygons are explained.</text:span></text:p>
      <text:p text:style-name="P4"/>
      <text:p text:style-name="P4"/>
      <text:p text:style-name="P4"/>
      <text:p text:style-name="P4"/>
      <text:p text:style-name="P4"/>
      <text:p text:style-name="P4"><text:soft-page-break/>For this assignment I have chosen to study the article describing random lego structures and analogue <text:span text:style-name="T8">Monte</text:span> Carlo procedures <text:span text:style-name="T8">written</text:span> by <text:span text:style-name="T8">Ingo </text:span>Alth<text:span text:style-name="T8">öfer.</text:span></text:p>
      <text:p text:style-name="P4"><text:span text:style-name="T8"/></text:p>
      <text:p text:style-name="P4"><text:span text:style-name="T8">The article begins by giving a quick sort of pre-introduction telling how he, the author, came up with the idea of writing it in the first place: He discovered that washing bricks of lego in a washing machine results in randomly generated complexes and structures. He also mentions how this random process can be used in what is called Monte Carlo-based procedures. No explanation on what this might be is given and so the author leaves it to the reader to do research or read the rest of the paper to find out </text:span><text:span text:style-name="T7">(yours truly can disclaim that this is a card game).</text:span></text:p>
      <text:p text:style-name="P4"><text:span text:style-name="T8">The next section in the article is the actual introduction. Here the author explains how they, presumably a team of students, washed legos in a washing machine and all sorts of details like which settings they used on the machine and which the year the lego was from. After this Monte Carlo is once again mentioned. It is stated that the lego together with the washing machine combines into a primitive </text:span><text:span text:style-name="T9">analoug Monte Carlo agent. </text:span><text:span text:style-name="T10">Once again there is no concise explanation what this is exactly, however directly after the author gives examples of other models or systems it may be viewd as. The examples give are related to randomness in chemistry and physics as well as «machine-assisted art». The introduction is concluded by giving a short overview of how the rest of the report is organized and a wuick disclaimer to avoid trouble with LEGO JURIS A/S.</text:span></text:p>
      <text:p text:style-name="P5"><text:span text:style-name="T11">Section two of the article details various games, that could also be viewed as experiments, the authors performed with Lego and washing machines. First up is the “Random Lego Roulette”. The game is quite simple: Each participant chooses on particular complex of Lego based of the available pieces and cross their fingers that the washing machine outputs one or more just like it. A winner would be determined by who got the most complexes and ties were broken by aesthetics. The author tells of how they played this game at a party with eight participants and none of them got it right a single time. The next game was, according to the author, proposed by some biology students at the very same party as the previous game was played. They named it the “Lego Enzyme Game” and it works like this: Each participant gets one go with the washer and has about lego pieces at his/her disposal. From these Lego pieces he must create structures that he/she believes will endure the washing and not disintegrate during the process.</text:span></text:p>
      <text:p text:style-name="P8"><text:span text:style-name="T6">Reflective Statement </text:span></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paragraph-properties fo:margin-top="0in" fo:margin-bottom="0in" fo:line-height="100%"/>
      <style:text-properties fo:font-size="12pt" style:font-size-asian="12pt"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ot</meta:initial-creator>
    <meta:editing-cycles>5</meta:editing-cycles>
    <meta:creation-date>2014-09-08T11:50:00</meta:creation-date>
    <dc:date>2016-10-27T13:31:47.61</dc:date>
    <meta:editing-duration>PT54M32S</meta:editing-duration>
    <meta:generator>OpenOffice/4.1.2$Win32 OpenOffice.org_project/412m3$Build-9782</meta:generator>
    <meta:document-statistic meta:table-count="0" meta:image-count="0" meta:object-count="0" meta:page-count="4" meta:paragraph-count="19" meta:word-count="871" meta:character-count="5277"/>
    <meta:user-defined meta:name="AppVersion">15.0000</meta:user-defined>
    <meta:user-defined meta:name="Company">University of Ess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